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T3" style:parent-style-name="Fuentedepárrafopredeter." style:family="text">
      <style:text-properties fo:font-weight="bold" style:font-weight-asian="bold" style:font-weight-complex="bold"/>
    </style:style>
    <style:style style:name="TableColumn5" style:family="table-column">
      <style:table-column-properties style:column-width="0.4888in"/>
    </style:style>
    <style:style style:name="TableColumn6" style:family="table-column">
      <style:table-column-properties style:column-width="3.7409in"/>
    </style:style>
    <style:style style:name="Table4" style:family="table">
      <style:table-properties style:width="4.2298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P47" style:parent-style-name="Párrafodelista" style:list-style-name="LFO1" style:family="paragraph"/>
    <style:style style:name="P48" style:parent-style-name="Párrafodelista" style:list-style-name="LFO1" style:family="paragraph"/>
    <style:style style:name="P49" style:parent-style-name="Párrafodelista" style:list-style-name="LFO1" style:family="paragraph"/>
    <style:style style:name="P50" style:parent-style-name="Párrafodelista" style:list-style-name="LFO1" style:family="paragraph"/>
    <style:style style:name="TableColumn52" style:family="table-column">
      <style:table-column-properties style:column-width="1.4736in"/>
    </style:style>
    <style:style style:name="TableColumn53" style:family="table-column">
      <style:table-column-properties style:column-width="2.4986in"/>
    </style:style>
    <style:style style:name="TableColumn54" style:family="table-column">
      <style:table-column-properties style:column-width="1.9868in"/>
    </style:style>
    <style:style style:name="Table51" style:family="table">
      <style:table-properties style:width="5.959in" fo:margin-left="0in" table:align="left"/>
    </style:style>
    <style:style style:name="TableRow55" style:family="table-row">
      <style:table-row-properties style:min-row-height="0.2298in"/>
    </style:style>
    <style:style style:name="TableCell56" style:family="table-cell">
      <style:table-cell-properties fo:border="0.0069in solid #000000" fo:background-color="#404040" style:writing-mode="lr-tb" fo:padding-top="0in" fo:padding-left="0.075in" fo:padding-bottom="0in" fo:padding-right="0.075in"/>
    </style:style>
    <style:style style:name="P57" style:parent-style-name="Normal" style:family="paragraph">
      <style:paragraph-properties fo:margin-bottom="0in" fo:line-height="100%"/>
      <style:text-properties fo:font-weight="bold" style:font-weight-asian="bold" style:font-weight-complex="bold"/>
    </style:style>
    <style:style style:name="TableCell58" style:family="table-cell">
      <style:table-cell-properties fo:border="0.0069in solid #000000" fo:background-color="#404040" style:writing-mode="lr-tb" fo:padding-top="0in" fo:padding-left="0.075in" fo:padding-bottom="0in" fo:padding-right="0.075in"/>
    </style:style>
    <style:style style:name="P59" style:parent-style-name="Normal" style:family="paragraph">
      <style:paragraph-properties fo:margin-bottom="0in" fo:line-height="100%"/>
      <style:text-properties fo:font-weight="bold" style:font-weight-asian="bold" style:font-weight-complex="bold"/>
    </style:style>
    <style:style style:name="TableCell60" style:family="table-cell">
      <style:table-cell-properties fo:border="0.0069in solid #000000" fo:background-color="#404040" style:writing-mode="lr-tb" fo:padding-top="0in" fo:padding-left="0.075in" fo:padding-bottom="0in" fo:padding-right="0.075in"/>
    </style:style>
    <style:style style:name="P61" style:parent-style-name="Normal" style:family="paragraph">
      <style:paragraph-properties fo:margin-bottom="0in" fo:line-height="100%"/>
      <style:text-properties fo:font-weight="bold" style:font-weight-asian="bold" style:font-weight-complex="bold"/>
    </style:style>
    <style:style style:name="TableRow62" style:family="table-row">
      <style:table-row-properties style:min-row-height="0.2298in"/>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Row69" style:family="table-row">
      <style:table-row-properties style:min-row-height="0.2298in"/>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Row76" style:family="table-row">
      <style:table-row-properties style:min-row-height="0.2298in"/>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Row83" style:family="table-row">
      <style:table-row-properties style:min-row-height="0.2173in"/>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Row90" style:family="table-row">
      <style:table-row-properties style:min-row-height="0.2298in"/>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Row97" style:family="table-row">
      <style:table-row-properties style:min-row-height="0.2173in"/>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Row104" style:family="table-row">
      <style:table-row-properties style:min-row-height="0.2298in"/>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Row111" style:family="table-row">
      <style:table-row-properties style:min-row-height="0.2173in"/>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Row118" style:family="table-row">
      <style:table-row-properties style:min-row-height="0.2298in"/>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style>
    <style:style style:name="TableRow125" style:family="table-row">
      <style:table-row-properties style:min-row-height="0.2173in"/>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style>
  </office:automatic-styles>
  <office:body>
    <office:text text:use-soft-page-breaks="true">
      <text:p text:style-name="P1">EJERCICIOS COMPONENTES HARDWARE</text:p>
      <text:p text:style-name="Normal">1:<text:s/></text:p>
      <text:p text:style-name="Normal">No, la CPU Intel Core i7 4790K no es mejor que el AMD Ryzen 7 5800X pues este tiene más cantidad de núcleos e hilos, posibilidad de alcanzar una mayor frecuencia, más memoria caché, soporte de memoria superior con DDR4 mientras que el Intel es DDR3, PCIe 4.0 y una tecnología de fabricación de 7nm, mucho menor y mejor en comparación con los 22nm del Intel.</text:p>
      <text:p text:style-name="Normal"/>
      <text:p text:style-name="Normal">2:</text:p>
      <text:p text:style-name="Normal">Un benchmark es una prueba de rendimiento por software que se encarga de poner la CPU o el dispositivo en cuestión a trabajar a máximo rendimiento y determinar cuál es la capacidad máxima del mismo.<text:s/></text:p>
      <text:p text:style-name="Normal"/>
      <text:p text:style-name="Normal">3:</text:p>
      <text:p text:style-name="Normal"><text:a xlink:href="https://technical.city/es/cpu#:~:text=Utiliza%20nuestra%20herramienta%20de%20comparaci%C3%B3n%20de%20CPU%20para%20elegir%20un" office:target-frame-name="_top" xlink:show="replace"><text:span text:style-name="Hipervínculo">Comparar los procesadores (technical.city)</text:span></text:a></text:p>
      <text:p text:style-name="Normal">Según esta página pone una puntuación<text:s/>a las CPU comparándolas con los procesadores actuales poniendo como referencia de punciación perfecta al Ryzen Threadripper PRO 7995WX y pone una puntuación<text:s/>al Intel de 5.28 sobre 100 y al Ryzen un 18.24 sobre 100, por lo que tiene una puntuación de un 245% más<text:s/>que el Intel.</text:p>
      <text:p text:style-name="Normal"/>
      <text:p text:style-name="Normal">4:</text:p>
      <text:p text:style-name="Normal">Nos indican la gama en la que entra el procesador de esa generación basándose en la potencia:<text:line-break/>i3 gama de entrada<text:line-break/>i5 gama media<text:line-break/>i7 gama alta<text:line-break/>i9 gama muy alta o premium</text:p>
      <text:p text:style-name="Normal"/>
      <text:p text:style-name="Normal">5:</text:p>
      <text:p text:style-name="Normal">El primer dígito siempre indica en Intel la generación del procesador. Por ejemplo, el Intel Core i5<text:s/><text:span text:style-name="T2">13</text:span>600K el<text:s/><text:span text:style-name="T3">13</text:span><text:s/>indica que es de la 13ª generación de procesadores.</text:p>
      <text:p text:style-name="Normal"/>
      <text:p text:style-name="Normal"/>
      <text:p text:style-name="Normal"/>
      <text:p text:style-name="Normal"/>
      <text:p text:style-name="Normal"/>
      <text:p text:style-name="Normal"/>
      <text:soft-page-break/>
      <text:p text:style-name="Normal">6:</text:p>
      <text:p text:style-name="Normal">Las letras al final de cada modelo de Intel indican lo siguiente:</text:p>
      <table:table table:style-name="Table4">
        <table:table-columns>
          <table:table-column table:style-name="TableColumn5"/>
          <table:table-column table:style-name="TableColumn6"/>
        </table:table-columns>
        <table:table-row table:style-name="TableRow7">
          <table:table-cell table:style-name="TableCell8">
            <text:p text:style-name="P9">K</text:p>
          </table:table-cell>
          <table:table-cell table:style-name="TableCell10">
            <text:p text:style-name="P11">Desbloqueado para Overclocking</text:p>
          </table:table-cell>
        </table:table-row>
        <table:table-row table:style-name="TableRow12">
          <table:table-cell table:style-name="TableCell13">
            <text:p text:style-name="P14">F</text:p>
          </table:table-cell>
          <table:table-cell table:style-name="TableCell15">
            <text:p text:style-name="P16">Sin gráficos integrados</text:p>
          </table:table-cell>
        </table:table-row>
        <table:table-row table:style-name="TableRow17">
          <table:table-cell table:style-name="TableCell18">
            <text:p text:style-name="P19">H</text:p>
          </table:table-cell>
          <table:table-cell table:style-name="TableCell20">
            <text:p text:style-name="P21">Alto rendimiento en portátiles</text:p>
          </table:table-cell>
        </table:table-row>
        <table:table-row table:style-name="TableRow22">
          <table:table-cell table:style-name="TableCell23">
            <text:p text:style-name="P24">U</text:p>
          </table:table-cell>
          <table:table-cell table:style-name="TableCell25">
            <text:p text:style-name="P26">Eficiente en energía</text:p>
          </table:table-cell>
        </table:table-row>
        <table:table-row table:style-name="TableRow27">
          <table:table-cell table:style-name="TableCell28">
            <text:p text:style-name="P29">G</text:p>
          </table:table-cell>
          <table:table-cell table:style-name="TableCell30">
            <text:p text:style-name="P31">Graficos integrados de AMD Radeon</text:p>
          </table:table-cell>
        </table:table-row>
        <table:table-row table:style-name="TableRow32">
          <table:table-cell table:style-name="TableCell33">
            <text:p text:style-name="P34">T</text:p>
          </table:table-cell>
          <table:table-cell table:style-name="TableCell35">
            <text:p text:style-name="P36">Eficiente en energía con TDP más bajo</text:p>
          </table:table-cell>
        </table:table-row>
        <table:table-row table:style-name="TableRow37">
          <table:table-cell table:style-name="TableCell38">
            <text:p text:style-name="P39">X</text:p>
          </table:table-cell>
          <table:table-cell table:style-name="TableCell40">
            <text:p text:style-name="P41">Productos de alto rendimiento</text:p>
          </table:table-cell>
        </table:table-row>
        <table:table-row table:style-name="TableRow42">
          <table:table-cell table:style-name="TableCell43">
            <text:p text:style-name="P44">E</text:p>
          </table:table-cell>
          <table:table-cell table:style-name="TableCell45">
            <text:p text:style-name="P46">Variante de bajo consumo</text:p>
          </table:table-cell>
        </table:table-row>
      </table:table>
      <text:p text:style-name="Normal"/>
      <text:p text:style-name="Normal"/>
      <text:p text:style-name="Normal">7:</text:p>
      <text:list text:style-name="LFO1" text:continue-numbering="true">
        <text:list-item>
          <text:p text:style-name="P47">AMD Ryzen 7 7800X3D<text:s/></text:p>
        </text:list-item>
        <text:list-item>
          <text:p text:style-name="P48">Intel Core i3-14100<text:s/></text:p>
        </text:list-item>
        <text:list-item>
          <text:p text:style-name="P49">Apple Silicon M3 Max</text:p>
        </text:list-item>
        <text:list-item>
          <text:p text:style-name="P50">AMD Ryzen<text:s/>5<text:s/>3400G</text:p>
        </text:list-item>
      </text:list>
      <text:p text:style-name="Normal"/>
      <text:p text:style-name="Normal">8:</text:p>
      <text:p text:style-name="Normal">Intel Core i5-1235U<text:line-break/>2496.03 MHz<text:line-break/>10nm<text:line-break/>15W<text:line-break/>2 + 8 nucleos y 12 hilos<text:line-break/>12MB</text:p>
      <text:p text:style-name="Normal"/>
      <text:p text:style-name="Normal">9:<text:s/></text:p>
      <text:p text:style-name="Normal">Disco principal de un PC que contenga el SO: Disco duro ssd M.2 nvme</text:p>
      <text:p text:style-name="Normal">Instalar videojuegos de última generación: Disco duro ssd M.2 nvme</text:p>
      <text:p text:style-name="Normal">Guardar datos que ocupan mucho y que rara vez accedes a ellos: Cinta electromagnética<text:s/></text:p>
      <text:p text:style-name="Normal">Guardar fotos de tus viajes: Disco duro HDD</text:p>
      <text:p text:style-name="Normal">Guardar una copia de seguridad de todos tus datos: Disco duro HDD</text:p>
      <text:p text:style-name="Normal"/>
      <text:p text:style-name="Normal">10:</text:p>
      <text:p text:style-name="Normal">HDD:<text:tab/><text:tab/><text:tab/><text:tab/><text:s text:c="6"/>SSD:</text:p>
      <text:p text:style-name="Normal">Precio asequible <text:s text:c="2"/><text:tab/><text:tab/>| <text:s text:c="3"/>Precio relativamente elevado</text:p>
      <text:p text:style-name="Normal">Velocidad estándar de lectura <text:s text:c="3"/>| <text:s text:c="3"/>Velocidad rápida de lectura</text:p>
      <text:soft-page-break/>
      <text:p text:style-name="Normal">Velocidad decente de escritura <text:s/>| <text:s text:c="3"/>Velocidad rápida de escritura</text:p>
      <text:p text:style-name="Normal"/>
      <text:p text:style-name="Normal">11:</text:p>
      <text:p text:style-name="Normal">SSD:<text:tab/><text:tab/><text:tab/><text:tab/><text:s text:c="7"/>SSD M.2:</text:p>
      <text:p text:style-name="Normal">Precio elevado<text:tab/><text:tab/><text:tab/><text:s text:c="2"/>| <text:s text:c="2"/>Precio un poco más elevado</text:p>
      <text:p text:style-name="Normal">Velocidad rápida de lectura<text:tab/><text:s text:c="2"/>| <text:s text:c="2"/>Velocidad más rápida de lectura</text:p>
      <text:p text:style-name="Normal">Velocidad rápida de escritura<text:tab/><text:s text:c="2"/>| <text:s text:c="2"/>Velocidad más rápida de escritura</text:p>
      <text:p text:style-name="Normal"/>
      <text:p text:style-name="Normal">12:</text:p>
      <text:p text:style-name="Normal">Tenían un disco HDD estándar de 500GB o 1TB. Las consolas de nueva generación traen SSD M.2 nvme del mismo espacio de almacenamiento, lo que permite mucha más velocidad. Con respecto al cambio de HDD a SSD con el cambio de generación es un salto muy importante a la hora de funcionar principalmente en una consola ya que carga y abre los juegos mucho más rápido.</text:p>
      <text:p text:style-name="Normal"/>
      <text:p text:style-name="Normal">13:</text:p>
      <text:p text:style-name="Normal">Al tener el mismo tipo de conexión se podría cambiar el original HDD de la PS4 por un SSD que debería tener más o el mismo almacenamiento que el disco anterior.</text:p>
      <text:p text:style-name="Normal"/>
      <text:p text:style-name="Normal"><text:tab/></text:p>
      <text:p text:style-name="Normal">14:<text:s/></text:p>
      <text:p text:style-name="Normal">La tecnología RAID es una tecnología que se utiliza para interconectar muchos discos duros principalmente de estado sólido de forma que tengas un almacenamiento con muchísima más capacidad.<text:s/>Existen distintos tipos de RAID por niveles:<text:line-break/>Raid 0: distribuye los datos de manera uniforme como si fuesen solo uno.<text:line-break/>Raid 1: <text:s/>Duplica los datos en los dos discos<text:line-break/>Raid 5: <text:s/>Distribuye datos y paridad entre los discos <text:s text:c="126"/>Raid 6: Similar a Raid 5 pero con capacidad de fallo en dos discos <text:s text:c="71"/>Raid 10: Combina los conceptos de Raid 1 y 0, se requieren al menos 4 discos. Los datos se espejan y se distribuyen.</text:p>
      <text:p text:style-name="Normal"/>
      <text:p text:style-name="Normal">15:</text:p>
      <text:p text:style-name="Normal">FAT32, exFAT y NTFS son tipos de formato de archivos generalmente para una memoria. Por ejemplo, los discos duros del ordenador del aula están en el sistema de archivos NTFS.</text:p>
      <text:p text:style-name="Normal">NTFS es ideal para discos duros internos en Windows, por eso lo usan los ordenadores del aula, soporta archivos grandes, tiene características de seguridad pero no es compatible con otros sistemas que no sean Windows sin software adicional</text:p>
      <text:soft-page-break/>
      <text:p text:style-name="Normal">FAT32 es muy compatible pero con limitaciones de tamaño de archivo (4gb) y la partición (32gb). Es muy útil para dispositivos portátiles como memorias USB.</text:p>
      <text:p text:style-name="Normal">exFAT es la versión mejorada de FAT32, sin limitaciones de tamaño de archivo. Es ideal para memorias USB y dispositivos que se mueven entre sistemas operativos diferentes.</text:p>
      <text:p text:style-name="Normal"/>
      <text:p text:style-name="Normal">16:</text:p>
      <text:p text:style-name="Normal">El MSX era un estándar de un microodenador doméstico de 8 bits<text:s/>que generalmente se utilizaba para videojuegos.<text:s/>Estos juegos se cargaban generalmente usando cartuchos, cintas de cassette y posteriormente disquetes. Esto tenía un proceso como esperar tiempos de carga los cuales a veces podían tener sonidos durante la carga como pasaba con loas cintas, lecturas en varias partes, en algunos casos ejecutar comandos y errores distintos.</text:p>
      <text:p text:style-name="Normal"/>
      <text:p text:style-name="Normal">17:</text:p>
      <text:p text:style-name="Normal">Le diría que sí<text:s/>existieron disquetes bajo el nombre de disquetes HD (High Density) pero que estos no estaban ni cerca de poder almacenar una película en HD, ya no solo en 1080p sino que no llegaban para almacenar ni<text:s/>parte de una<text:s/>película en 720p. Estos disquetes tenían unas capacidades de<text:s/>1.44 y 1.2 MB de capacidad, muy lejos de poder almacenar una película en 720p que suelen ocupar entre 1 y 4 GB.</text:p>
      <text:p text:style-name="Normal"/>
      <text:p text:style-name="Normal">18:</text:p>
      <text:p text:style-name="Normal">Commodore 64<text:tab/><text:tab/><text:tab/><text:tab/>ZX Spectrum</text:p>
      <text:p text:style-name="Normal">Commodore VIC-20<text:tab/><text:tab/><text:tab/>Amstrad CPC</text:p>
      <text:p text:style-name="Normal">Apple II<text:tab/><text:tab/><text:tab/><text:tab/><text:tab/>BBC Micro</text:p>
      <text:p text:style-name="Normal">Atari 400/800<text:tab/><text:tab/><text:tab/><text:tab/>TRS-80</text:p>
      <text:p text:style-name="Normal">MSX<text:tab/><text:tab/><text:tab/><text:tab/><text:tab/>Dragon 32/64</text:p>
      <text:p text:style-name="Normal"/>
      <text:p text:style-name="Normal">19:</text:p>
      <text:p text:style-name="Normal">La BIOS es el software integrado en la Placa Base que arranca el ordenador y reconoce y configura todos los dispositivos conectados a la misma.</text:p>
      <text:p text:style-name="Normal">Se almacenaban generalmente en una memoria ROM pero la mayoría de las BIOS modernas se almacenan en una memoria EEPROM (Electrically Erasable Programmable Red-Only Memory) o Flash ROM<text:s/>que permiten borrado y escritura<text:s/>para que de esta forma se pueda actualizar la BIOS sin necesidad de cambiar el chip físico como pasaba con la ROM.</text:p>
      <text:p text:style-name="Normal"/>
      <text:p text:style-name="Normal">20:</text:p>
      <table:table table:style-name="Table51">
        <table:table-columns>
          <table:table-column table:style-name="TableColumn52"/>
          <table:table-column table:style-name="TableColumn53"/>
          <table:table-column table:style-name="TableColumn54"/>
        </table:table-columns>
        <table:table-row table:style-name="TableRow55">
          <table:table-cell table:style-name="TableCell56">
            <text:p text:style-name="P57">Características:</text:p>
          </table:table-cell>
          <table:table-cell table:style-name="TableCell58">
            <text:p text:style-name="P59">BIOS</text:p>
          </table:table-cell>
          <table:table-cell table:style-name="TableCell60">
            <text:p text:style-name="P61">UEFI</text:p>
          </table:table-cell>
        </table:table-row>
        <table:table-row table:style-name="TableRow62">
          <table:table-cell table:style-name="TableCell63">
            <text:p text:style-name="P64">Interfaz</text:p>
          </table:table-cell>
          <table:table-cell table:style-name="TableCell65">
            <text:p text:style-name="P66">Interfaz simple de texto.</text:p>
          </table:table-cell>
          <table:table-cell table:style-name="TableCell67">
            <text:p text:style-name="P68">Interfaz gráfica moderna.</text:p>
          </table:table-cell>
        </table:table-row>
        <table:table-row table:style-name="TableRow69">
          <table:table-cell table:style-name="TableCell70">
            <text:p text:style-name="P71">Compatibilidad</text:p>
          </table:table-cell>
          <table:table-cell table:style-name="TableCell72">
            <text:p text:style-name="P73">Solo puede acceder a discos de hasta 2TB</text:p>
          </table:table-cell>
          <table:table-cell table:style-name="TableCell74">
            <text:p text:style-name="P75">Puede acceder a discos de más de 2TB</text:p>
          </table:table-cell>
        </table:table-row>
        <table:table-row table:style-name="TableRow76">
          <table:table-cell table:style-name="TableCell77">
            <text:p text:style-name="P78">Modo de arranque</text:p>
          </table:table-cell>
          <table:table-cell table:style-name="TableCell79">
            <text:p text:style-name="P80">Arranque tradicional (Legacy)</text:p>
          </table:table-cell>
          <table:table-cell table:style-name="TableCell81">
            <text:p text:style-name="P82">Arranque más moderno</text:p>
          </table:table-cell>
        </table:table-row>
        <table:table-row table:style-name="TableRow83">
          <table:table-cell table:style-name="TableCell84">
            <text:p text:style-name="P85">Velocidad de arranque</text:p>
          </table:table-cell>
          <table:table-cell table:style-name="TableCell86">
            <text:p text:style-name="P87">Generalmente más lenta en comparación con la UEFI</text:p>
          </table:table-cell>
          <table:table-cell table:style-name="TableCell88">
            <text:p text:style-name="P89">Arranque más rápido y eficiente</text:p>
          </table:table-cell>
        </table:table-row>
        <table:table-row table:style-name="TableRow90">
          <table:table-cell table:style-name="TableCell91">
            <text:p text:style-name="P92">Actualización</text:p>
          </table:table-cell>
          <table:table-cell table:style-name="TableCell93">
            <text:p text:style-name="P94">Actualizaciones complicadas y generalmente requieren un chip físico nuevo</text:p>
          </table:table-cell>
          <table:table-cell table:style-name="TableCell95">
            <text:p text:style-name="P96">Se puede actualizar fácilmente y a menudo desde el OS</text:p>
          </table:table-cell>
        </table:table-row>
        <table:table-row table:style-name="TableRow97">
          <table:table-cell table:style-name="TableCell98">
            <text:p text:style-name="P99">Soporte de drivers</text:p>
          </table:table-cell>
          <table:table-cell table:style-name="TableCell100">
            <text:p text:style-name="P101">Limitado y depende de la implementación</text:p>
          </table:table-cell>
          <table:table-cell table:style-name="TableCell102">
            <text:p text:style-name="P103">Mayor soporte para drivers, permitiendo funciones avanzadas</text:p>
          </table:table-cell>
        </table:table-row>
        <table:table-row table:style-name="TableRow104">
          <table:table-cell table:style-name="TableCell105">
            <text:p text:style-name="P106">Interoperabilidad</text:p>
          </table:table-cell>
          <table:table-cell table:style-name="TableCell107">
            <text:p text:style-name="P108">Más difícil de interactuar con sistemas modernos y hardware nuevo</text:p>
          </table:table-cell>
          <table:table-cell table:style-name="TableCell109">
            <text:p text:style-name="P110">Mejor interoperabilidad con hardware moderno y estándares nuevos</text:p>
          </table:table-cell>
        </table:table-row>
        <table:table-row table:style-name="TableRow111">
          <table:table-cell table:style-name="TableCell112">
            <text:p text:style-name="P113">Seguridad</text:p>
          </table:table-cell>
          <table:table-cell table:style-name="TableCell114">
            <text:p text:style-name="P115">Sin seguridad avanzada</text:p>
          </table:table-cell>
          <table:table-cell table:style-name="TableCell116">
            <text:p text:style-name="P117">Secure Boot y otras medidas de seguridad</text:p>
          </table:table-cell>
        </table:table-row>
        <table:table-row table:style-name="TableRow118">
          <table:table-cell table:style-name="TableCell119">
            <text:p text:style-name="P120">Gestión de energía</text:p>
          </table:table-cell>
          <table:table-cell table:style-name="TableCell121">
            <text:p text:style-name="P122">Menor capacidad de gestión</text:p>
          </table:table-cell>
          <table:table-cell table:style-name="TableCell123">
            <text:p text:style-name="P124">Mejor gestión de energía</text:p>
          </table:table-cell>
        </table:table-row>
        <table:table-row table:style-name="TableRow125">
          <table:table-cell table:style-name="TableCell126">
            <text:p text:style-name="P127">Configuración</text:p>
          </table:table-cell>
          <table:table-cell table:style-name="TableCell128">
            <text:p text:style-name="P129">Se configuran mediante un menú de texto</text:p>
          </table:table-cell>
          <table:table-cell table:style-name="TableCell130">
            <text:p text:style-name="P131">Menú intuitivo y fácil de usar con operaciones avanzadas.</text:p>
          </table:table-cell>
        </table:table-row>
      </table:table>
      <text:p text:style-name="Normal"/>
      <text:p text:style-name="Normal">21:</text:p>
      <text:p text:style-name="Normal">Le diría que ha derrochado el dinero porque ha comprado una placa base y un procesador que no son compatibles ya que la placa base MSI MAG B550 TOMAHAWK es una placa base con el Socket AMD AM4 y el Chipset AMD B550 por lo que solo soporta procesadores de AMD de tercera generación y en adelante con una actualización de la BIOS.</text:p>
      <text:p text:style-name="Normal"/>
      <text:p text:style-name="Normal">22:</text:p>
      <text:p text:style-name="Normal">Una buena placa base para la CPU Intel Core i9-11900K que tenga una buena gestión de energía y etc para un procesador de tanta potencia como este puede ser la MSI MEG Z590 ACE. El i9 11900K utiliza el socket LGA 1200 compatible con el chipset Z590 por lo que esta placa base es perfectamente compatible con este procesador y está diseñada para maximizar el rendimiento de los procesadores Intel de la 11ª generación. A parte de esto, con una buena refrigeración esta placa base está diseñada para overclocking por lo que se podría sacar incluso aún más rendimiento a este excelente procesador gracias a sus características avanzadas de refrigeración y gestión de energía.<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se María Fernández</meta:initial-creator>
    <dc:creator>Jose María Fernández</dc:creator>
    <meta:creation-date>2024-10-02T15:13:00Z</meta:creation-date>
    <dc:date>2024-10-08T16:44:00Z</dc:date>
    <meta:template xlink:href="Normal" xlink:type="simple"/>
    <meta:editing-cycles>2</meta:editing-cycles>
    <meta:editing-duration>PT16920S</meta:editing-duration>
    <meta:document-statistic meta:page-count="5" meta:paragraph-count="16" meta:word-count="1275" meta:character-count="8276" meta:row-count="58" meta:non-whitespace-character-count="7017"/>
  </office:meta>
</office:document-meta>
</file>